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co4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GradeEstimate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 table:formula="of:=10.25/12" office:value-type="float" office:value="0.854166666666667" calcext:value-type="float">
            <text:p>0.8541666667</text:p>
          </table:table-cell>
          <table:table-cell table:formula="of:=15.5/25" office:value-type="float" office:value="0.62" calcext:value-type="float">
            <text:p>0.62</text:p>
          </table:table-cell>
          <table:table-cell office:value-type="float" office:value="98.8" calcext:value-type="float">
            <text:p>98.8</text:p>
          </table:table-cell>
          <table:table-cell table:formula="of:=0.15*[.E2]+0.15*[.N2]+0.15*[.O2]+0.15*[.P2]+0.2*([.D2]+[.F2]+[.G2]+[.H2]+[.I2]+[.J2]+[.M2]+[.Q2])/8/100+0.1+0.1" office:value-type="float" office:value="0.858659285714286" calcext:value-type="float">
            <text:p>0.8586592857</text:p>
          </table:table-cell>
          <table:table-cell table:formula="of:=[.R2]+0.036" office:value-type="float" office:value="0.894659285714286" calcext:value-type="float">
            <text:p>0.894659285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vila-Zavala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8/28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9.5/25" office:value-type="float" office:value="0.78" calcext:value-type="float">
            <text:p>0.78</text:p>
          </table:table-cell>
          <table:table-cell office:value-type="float" office:value="99.6" calcext:value-type="float">
            <text:p>99.6</text:p>
          </table:table-cell>
          <table:table-cell table:formula="of:=0.15*[.E3]+0.15*[.N3]+0.15*[.O3]+0.15*[.P3]+0.2*([.D3]+[.F3]+[.G3]+[.H3]+[.I3]+[.J3]+[.M3]+[.Q3])/8/100+0.1+0.1" office:value-type="float" office:value="0.926505" calcext:value-type="float">
            <text:p>0.926505</text:p>
          </table:table-cell>
          <table:table-cell table:formula="of:=[.R3]+0.036" office:value-type="float" office:value="0.962505" calcext:value-type="float">
            <text:p>0.962505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Black-Hogins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 table:formula="of:=15/28" office:value-type="float" office:value="0.535714285714286" calcext:value-type="float">
            <text:p>0.5357142857</text:p>
          </table:table-cell>
          <table:table-cell table:formula="of:=9.75/12" office:value-type="float" office:value="0.8125" calcext:value-type="float">
            <text:p>0.8125</text:p>
          </table:table-cell>
          <table:table-cell table:formula="of:=18/25" office:value-type="float" office:value="0.72" calcext:value-type="float">
            <text:p>0.72</text:p>
          </table:table-cell>
          <table:table-cell office:value-type="float" office:value="99.2" calcext:value-type="float">
            <text:p>99.2</text:p>
          </table:table-cell>
          <table:table-cell table:formula="of:=0.15*[.E4]+0.15*[.N4]+0.15*[.O4]+0.15*[.P4]+0.2*([.D4]+[.F4]+[.G4]+[.H4]+[.I4]+[.J4]+[.M4]+[.Q4])/8/100+0.1+0.1" office:value-type="float" office:value="0.787699642857143" calcext:value-type="float">
            <text:p>0.7876996429</text:p>
          </table:table-cell>
          <table:table-cell table:formula="of:=[.R4]+0.036" office:value-type="float" office:value="0.823699642857143" calcext:value-type="float">
            <text:p>0.8236996429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aldwell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formula="of:=10.25/12" office:value-type="float" office:value="0.854166666666667" calcext:value-type="float">
            <text:p>0.8541666667</text:p>
          </table:table-cell>
          <table:table-cell table:formula="of:=24/25" office:value-type="float" office:value="0.96" calcext:value-type="float">
            <text:p>0.96</text:p>
          </table:table-cell>
          <table:table-cell office:value-type="float" office:value="99.6" calcext:value-type="float">
            <text:p>99.6</text:p>
          </table:table-cell>
          <table:table-cell table:formula="of:=0.15*[.E5]+0.15*[.N5]+0.15*[.O5]+0.15*[.P5]+0.2*([.D5]+[.F5]+[.G5]+[.H5]+[.I5]+[.J5]+[.M5]+[.Q5])/8/100+0.1+0.1" office:value-type="float" office:value="0.930680714285714" calcext:value-type="float">
            <text:p>0.9306807143</text:p>
          </table:table-cell>
          <table:table-cell table:formula="of:=[.R5]+0.036" office:value-type="float" office:value="0.966680714285714" calcext:value-type="float">
            <text:p>0.9666807143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Cao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.5/25" office:value-type="float" office:value="0.82" calcext:value-type="float">
            <text:p>0.82</text:p>
          </table:table-cell>
          <table:table-cell office:value-type="float" office:value="100" calcext:value-type="float">
            <text:p>100</text:p>
          </table:table-cell>
          <table:table-cell table:formula="of:=0.15*[.E6]+0.15*[.N6]+0.15*[.O6]+0.15*[.P6]+0.2*([.D6]+[.F6]+[.G6]+[.H6]+[.I6]+[.J6]+[.M6]+[.Q6])/8/100+0.1+0.1" office:value-type="float" office:value="0.867036071428571" calcext:value-type="float">
            <text:p>0.8670360714</text:p>
          </table:table-cell>
          <table:table-cell table:formula="of:=[.R6]+0.036" office:value-type="float" office:value="0.903036071428571" calcext:value-type="float">
            <text:p>0.9030360714</text:p>
          </table:table-cell>
          <table:table-cell office:value-type="string" calcext:value-type="string">
            <text:p>A- </text:p>
          </table:table-cell>
          <table:table-cell office:value-type="string" calcext:value-type="string">
            <text:p>Chavira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formula="of:=10.25/12" office:value-type="float" office:value="0.854166666666667" calcext:value-type="float">
            <text:p>0.8541666667</text:p>
          </table:table-cell>
          <table:table-cell table:formula="of:=23.5/25" office:value-type="float" office:value="0.94" calcext:value-type="float">
            <text:p>0.94</text:p>
          </table:table-cell>
          <table:table-cell office:value-type="float" office:value="100" calcext:value-type="float">
            <text:p>100</text:p>
          </table:table-cell>
          <table:table-cell table:formula="of:=0.15*[.E7]+0.15*[.N7]+0.15*[.O7]+0.15*[.P7]+0.2*([.D7]+[.F7]+[.G7]+[.H7]+[.I7]+[.J7]+[.M7]+[.Q7])/8/100+0.1+0.1" office:value-type="float" office:value="0.939808928571428" calcext:value-type="float">
            <text:p>0.9398089286</text:p>
          </table:table-cell>
          <table:table-cell table:formula="of:=[.R7]+0.036" office:value-type="float" office:value="0.975808928571428" calcext:value-type="float">
            <text:p>0.9758089286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Cheung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formula="of:=21/28" office:value-type="float" office:value="0.75" calcext:value-type="float">
            <text:p>0.75</text:p>
          </table:table-cell>
          <table:table-cell table:formula="of:=10.25/12" office:value-type="float" office:value="0.854166666666667" calcext:value-type="float">
            <text:p>0.8541666667</text:p>
          </table:table-cell>
          <table:table-cell table:formula="of:=20.5/25" office:value-type="float" office:value="0.82" calcext:value-type="float">
            <text:p>0.82</text:p>
          </table:table-cell>
          <table:table-cell office:value-type="float" office:value="99.2" calcext:value-type="float">
            <text:p>99.2</text:p>
          </table:table-cell>
          <table:table-cell table:formula="of:=0.15*[.E8]+0.15*[.N8]+0.15*[.O8]+0.15*[.P8]+0.2*([.D8]+[.F8]+[.G8]+[.H8]+[.I8]+[.J8]+[.M8]+[.Q8])/8/100+0.1+0.1" office:value-type="float" office:value="0.8448425" calcext:value-type="float">
            <text:p>0.8448425</text:p>
          </table:table-cell>
          <table:table-cell table:formula="of:=[.R8]+0.036" office:value-type="float" office:value="0.8808425" calcext:value-type="float">
            <text:p>0.880842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iaz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4.5/25" office:value-type="float" office:value="0.98" calcext:value-type="float">
            <text:p>0.98</text:p>
          </table:table-cell>
          <table:table-cell office:value-type="float" office:value="99.6" calcext:value-type="float">
            <text:p>99.6</text:p>
          </table:table-cell>
          <table:table-cell table:formula="of:=0.15*[.E9]+0.15*[.N9]+0.15*[.O9]+0.15*[.P9]+0.2*([.D9]+[.F9]+[.G9]+[.H9]+[.I9]+[.J9]+[.M9]+[.Q9])/8/100+0.1+0.1" office:value-type="float" office:value="0.901212857142857" calcext:value-type="float">
            <text:p>0.9012128571</text:p>
          </table:table-cell>
          <table:table-cell table:formula="of:=[.R9]+0.036" office:value-type="float" office:value="0.937212857142857" calcext:value-type="float">
            <text:p>0.937212857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Figueroa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2/25" office:value-type="float" office:value="0.88" calcext:value-type="float">
            <text:p>0.88</text:p>
          </table:table-cell>
          <table:table-cell office:value-type="float" office:value="79.6" calcext:value-type="float">
            <text:p>79.6</text:p>
          </table:table-cell>
          <table:table-cell table:formula="of:=0.15*[.E10]+0.15*[.N10]+0.15*[.O10]+0.15*[.P10]+0.2*([.D10]+[.F10]+[.G10]+[.H10]+[.I10]+[.J10]+[.M10]+[.Q10])/8/100+0.1+0.1" office:value-type="float" office:value="0.907895714285714" calcext:value-type="float">
            <text:p>0.9078957143</text:p>
          </table:table-cell>
          <table:table-cell table:formula="of:=[.R10]+0.036" office:value-type="float" office:value="0.943895714285714" calcext:value-type="float">
            <text:p>0.9438957143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Galicia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1.5/25" office:value-type="float" office:value="0.86" calcext:value-type="float">
            <text:p>0.86</text:p>
          </table:table-cell>
          <table:table-cell office:value-type="float" office:value="99.6" calcext:value-type="float">
            <text:p>99.6</text:p>
          </table:table-cell>
          <table:table-cell table:formula="of:=0.15*[.E11]+0.15*[.N11]+0.15*[.O11]+0.15*[.P11]+0.2*([.D11]+[.F11]+[.G11]+[.H11]+[.I11]+[.J11]+[.M11]+[.Q11])/8/100+0.1+0.1" office:value-type="float" office:value="0.885310357142857" calcext:value-type="float">
            <text:p>0.8853103571</text:p>
          </table:table-cell>
          <table:table-cell table:formula="of:=[.R11]+0.036" office:value-type="float" office:value="0.921310357142857" calcext:value-type="float">
            <text:p>0.921310357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orosp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/25" office:value-type="float" office:value="0.76" calcext:value-type="float">
            <text:p>0.76</text:p>
          </table:table-cell>
          <table:table-cell office:value-type="float" office:value="78.4" calcext:value-type="float">
            <text:p>78.4</text:p>
          </table:table-cell>
          <table:table-cell table:formula="of:=0.15*[.E12]+0.15*[.N12]+0.15*[.O12]+0.15*[.P12]+0.2*([.D12]+[.F12]+[.G12]+[.H12]+[.I12]+[.J12]+[.M12]+[.Q12])/8/100+0.1+0.1" office:value-type="float" office:value="0.777984642857143" calcext:value-type="float">
            <text:p>0.7779846429</text:p>
          </table:table-cell>
          <table:table-cell table:formula="of:=[.R12]+0.036" office:value-type="float" office:value="0.813984642857143" calcext:value-type="float">
            <text:p>0.8139846429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Hernandez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table:formula="of:=21/28" office:value-type="float" office:value="0.75" calcext:value-type="float">
            <text:p>0.75</text:p>
          </table:table-cell>
          <table:table-cell table:formula="of:=12.25/12" office:value-type="float" office:value="1.02083333333333" calcext:value-type="float">
            <text:p>1.0208333333</text:p>
          </table:table-cell>
          <table:table-cell table:formula="of:=18/25" office:value-type="float" office:value="0.72" calcext:value-type="float">
            <text:p>0.72</text:p>
          </table:table-cell>
          <table:table-cell office:value-type="float" office:value="99.2" calcext:value-type="float">
            <text:p>99.2</text:p>
          </table:table-cell>
          <table:table-cell table:formula="of:=0.15*[.E13]+0.15*[.N13]+0.15*[.O13]+0.15*[.P13]+0.2*([.D13]+[.F13]+[.G13]+[.H13]+[.I13]+[.J13]+[.M13]+[.Q13])/8/100+0.1+0.1" office:value-type="float" office:value="0.880035" calcext:value-type="float">
            <text:p>0.880035</text:p>
          </table:table-cell>
          <table:table-cell table:formula="of:=[.R13]+0.036" office:value-type="float" office:value="0.916035" calcext:value-type="float">
            <text:p>0.91603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3" calcext:value-type="float">
            <text:p>97.13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formula="of:=0.6" office:value-type="float" office:value="0.6" calcext:value-type="float">
            <text:p>0.6</text:p>
          </table:table-cell>
          <table:table-cell table:formula="of:=14.5/25" office:value-type="float" office:value="0.58" calcext:value-type="float">
            <text:p>0.58</text:p>
          </table:table-cell>
          <table:table-cell office:value-type="float" office:value="98.8" calcext:value-type="float">
            <text:p>98.8</text:p>
          </table:table-cell>
          <table:table-cell table:formula="of:=0.15*[.E14]+0.15*[.N14]+0.15*[.O14]+0.15*[.P14]+0.2*([.D14]+[.F14]+[.G14]+[.H14]+[.I14]+[.J14]+[.M14]+[.Q14])/8/100+0.1+0.1" office:value-type="float" office:value="0.768686785714286" calcext:value-type="float">
            <text:p>0.7686867857</text:p>
          </table:table-cell>
          <table:table-cell table:formula="of:=[.R14]+0.036" office:value-type="float" office:value="0.804686785714286" calcext:value-type="float">
            <text:p>0.8046867857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Jeffers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63.71+10" office:value-type="float" office:value="73.71" calcext:value-type="float">
            <text:p>7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9/25" office:value-type="float" office:value="0.76" calcext:value-type="float">
            <text:p>0.76</text:p>
          </table:table-cell>
          <table:table-cell office:value-type="float" office:value="99.6" calcext:value-type="float">
            <text:p>99.6</text:p>
          </table:table-cell>
          <table:table-cell table:formula="of:=0.15*[.E15]+0.15*[.N15]+0.15*[.O15]+0.15*[.P15]+0.2*([.D15]+[.F15]+[.G15]+[.H15]+[.I15]+[.J15]+[.M15]+[.Q15])/8/100+0.1+0.1" office:value-type="float" office:value="0.819901071428571" calcext:value-type="float">
            <text:p>0.8199010714</text:p>
          </table:table-cell>
          <table:table-cell table:formula="of:=[.R15]+0.036" office:value-type="float" office:value="0.855901071428571" calcext:value-type="float">
            <text:p>0.8559010714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Kotani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 office:value-type="float" office:value="0.8" calcext:value-type="float">
            <text:p>0.8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.5/25" office:value-type="float" office:value="0.82" calcext:value-type="float">
            <text:p>0.82</text:p>
          </table:table-cell>
          <table:table-cell office:value-type="float" office:value="98.4" calcext:value-type="float">
            <text:p>98.4</text:p>
          </table:table-cell>
          <table:table-cell table:formula="of:=0.15*[.E16]+0.15*[.N16]+0.15*[.O16]+0.15*[.P16]+0.2*([.D16]+[.F16]+[.G16]+[.H16]+[.I16]+[.J16]+[.M16]+[.Q16])/8/100+0.1+0.1" office:value-type="float" office:value="0.8276275" calcext:value-type="float">
            <text:p>0.8276275</text:p>
          </table:table-cell>
          <table:table-cell table:formula="of:=[.R16]+0.036" office:value-type="float" office:value="0.8636275" calcext:value-type="float">
            <text:p>0.863627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iracle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4/25" office:value-type="float" office:value="0.96" calcext:value-type="float">
            <text:p>0.96</text:p>
          </table:table-cell>
          <table:table-cell office:value-type="float" office:value="100" calcext:value-type="float">
            <text:p>100</text:p>
          </table:table-cell>
          <table:table-cell table:formula="of:=0.15*[.E17]+0.15*[.N17]+0.15*[.O17]+0.15*[.P17]+0.2*([.D17]+[.F17]+[.G17]+[.H17]+[.I17]+[.J17]+[.M17]+[.Q17])/8/100+0.1+0.1" office:value-type="float" office:value="0.904717857142857" calcext:value-type="float">
            <text:p>0.9047178571</text:p>
          </table:table-cell>
          <table:table-cell table:formula="of:=[.R17]+0.036" office:value-type="float" office:value="0.940717857142857" calcext:value-type="float">
            <text:p>0.940717857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office:value-type="float" office:value="0.95" calcext:value-type="float">
            <text:p>0.9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7.5/2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0.15*[.E18]+0.15*[.N18]+0.15*[.O18]+0.15*[.P18]+0.2*([.D18]+[.F18]+[.G18]+[.H18]+[.I18]+[.J18]+[.M18]+[.Q18])/8/100+0.1+0.1" office:value-type="float" office:value="0.76874" calcext:value-type="float">
            <text:p>0.76874</text:p>
          </table:table-cell>
          <table:table-cell table:formula="of:=[.R18]+0.036" office:value-type="float" office:value="0.80474" calcext:value-type="float">
            <text:p>0.80474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Orozc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20/25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formula="of:=0.15*[.E19]+0.15*[.N19]+0.15*[.O19]+0.15*[.P19]+0.2*([.D19]+[.F19]+[.G19]+[.H19]+[.I19]+[.J19]+[.M19]+[.Q19])/8/100+0.1+0.1" office:value-type="float" office:value="0.910543571428571" calcext:value-type="float">
            <text:p>0.9105435714</text:p>
          </table:table-cell>
          <table:table-cell table:formula="of:=[.R19]+0.036" office:value-type="float" office:value="0.946543571428571" calcext:value-type="float">
            <text:p>0.9465435714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otthoff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9/25" office:value-type="float" office:value="0.76" calcext:value-type="float">
            <text:p>0.76</text:p>
          </table:table-cell>
          <table:table-cell office:value-type="float" office:value="80" calcext:value-type="float">
            <text:p>80</text:p>
          </table:table-cell>
          <table:table-cell table:formula="of:=0.15*[.E20]+0.15*[.N20]+0.15*[.O20]+0.15*[.P20]+0.2*([.D20]+[.F20]+[.G20]+[.H20]+[.I20]+[.J20]+[.M20]+[.Q20])/8/100+0.1+0.1" office:value-type="float" office:value="0.851881428571428" calcext:value-type="float">
            <text:p>0.8518814286</text:p>
          </table:table-cell>
          <table:table-cell table:formula="of:=[.R20]+0.036" office:value-type="float" office:value="0.887881428571428" calcext:value-type="float">
            <text:p>0.887881428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Rogers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formula="of:=10.25/12" office:value-type="float" office:value="0.854166666666667" calcext:value-type="float">
            <text:p>0.8541666667</text:p>
          </table:table-cell>
          <table:table-cell table:formula="of:=17.5/25"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0.15*[.E21]+0.15*[.N21]+0.15*[.O21]+0.15*[.P21]+0.2*([.D21]+[.F21]+[.G21]+[.H21]+[.I21]+[.J21]+[.M21]+[.Q21])/8/100+0.1+0.1" office:value-type="float" office:value="0.871925357142857" calcext:value-type="float">
            <text:p>0.8719253571</text:p>
          </table:table-cell>
          <table:table-cell table:formula="of:=[.R21]+0.036" office:value-type="float" office:value="0.907925357142857" calcext:value-type="float">
            <text:p>0.907925357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 table:formula="of:=21/28" office:value-type="float" office:value="0.75" calcext:value-type="float">
            <text:p>0.75</text:p>
          </table:table-cell>
          <table:table-cell table:formula="of:=12/12" office:value-type="float" office:value="1" calcext:value-type="float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office:value-type="float" office:value="98.8" calcext:value-type="float">
            <text:p>98.8</text:p>
          </table:table-cell>
          <table:table-cell table:formula="of:=0.15*[.E22]+0.15*[.N22]+0.15*[.O22]+0.15*[.P22]+0.2*([.D22]+[.F22]+[.G22]+[.H22]+[.I22]+[.J22]+[.M22]+[.Q22])/8/100+0.1+0.1" office:value-type="float" office:value="0.89821" calcext:value-type="float">
            <text:p>0.89821</text:p>
          </table:table-cell>
          <table:table-cell table:formula="of:=[.R22]+0.036" office:value-type="float" office:value="0.93421" calcext:value-type="float">
            <text:p>0.9342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Valdez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+0.1" office:value-type="float" office:value="1" calcext:value-type="float">
            <text:p>1</text:p>
          </table:table-cell>
          <table:table-cell table:formula="of:=8/10+0.1"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table:formula="of:=13.25/12" office:value-type="float" office:value="1.10416666666667" calcext:value-type="float">
            <text:p>1.1041666667</text:p>
          </table:table-cell>
          <table:table-cell table:formula="of:=21.5/25" office:value-type="float" office:value="0.86" calcext:value-type="float">
            <text:p>0.86</text:p>
          </table:table-cell>
          <table:table-cell office:value-type="float" office:value="100" calcext:value-type="float">
            <text:p>100</text:p>
          </table:table-cell>
          <table:table-cell table:formula="of:=0.15*[.E23]+0.15*[.N23]+0.15*[.O23]+0.15*[.P23]+0.2*([.D23]+[.F23]+[.G23]+[.H23]+[.I23]+[.J23]+[.M23]+[.Q23])/8/100+0.1+0.1" office:value-type="float" office:value="0.967464285714286" calcext:value-type="float">
            <text:p>0.9674642857</text:p>
          </table:table-cell>
          <table:table-cell table:formula="of:=[.R23]+0.036" office:value-type="float" office:value="1.00346428571429" calcext:value-type="float">
            <text:p>1.0034642857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Villareal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 table:formula="of:=19/28" office:value-type="float" office:value="0.678571428571429" calcext:value-type="float">
            <text:p>0.6785714286</text:p>
          </table:table-cell>
          <table:table-cell table:formula="of:=12/12" office:value-type="float" office:value="1" calcext:value-type="float">
            <text:p>1</text:p>
          </table:table-cell>
          <table:table-cell table:formula="of:=21.5/25" office:value-type="float" office:value="0.86" calcext:value-type="float">
            <text:p>0.86</text:p>
          </table:table-cell>
          <table:table-cell office:value-type="float" office:value="96.2" calcext:value-type="float">
            <text:p>96.2</text:p>
          </table:table-cell>
          <table:table-cell table:formula="of:=0.15*[.E24]+0.15*[.N24]+0.15*[.O24]+0.15*[.P24]+0.2*([.D24]+[.F24]+[.G24]+[.H24]+[.I24]+[.J24]+[.M24]+[.Q24])/8/100+0.1+0.1" office:value-type="float" office:value="0.876680714285714" calcext:value-type="float">
            <text:p>0.8766807143</text:p>
          </table:table-cell>
          <table:table-cell table:formula="of:=[.R24]+0.036" office:value-type="float" office:value="0.912680714285714" calcext:value-type="float">
            <text:p>0.9126807143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Villegas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/28" office:value-type="float" office:value="1" calcext:value-type="float">
            <text:p>1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24.5/25" office:value-type="float" office:value="0.98" calcext:value-type="float">
            <text:p>0.98</text:p>
          </table:table-cell>
          <table:table-cell office:value-type="float" office:value="98.8" calcext:value-type="float">
            <text:p>98.8</text:p>
          </table:table-cell>
          <table:table-cell table:formula="of:=0.15*[.E25]+0.15*[.N25]+0.15*[.O25]+0.15*[.P25]+0.2*([.D25]+[.F25]+[.G25]+[.H25]+[.I25]+[.J25]+[.M25]+[.Q25])/8/100+0.1+0.1" office:value-type="float" office:value="0.92851" calcext:value-type="float">
            <text:p>0.92851</text:p>
          </table:table-cell>
          <table:table-cell table:formula="of:=[.R25]+0.036" office:value-type="float" office:value="0.96451" calcext:value-type="float">
            <text:p>0.9645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Witanis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 table:formula="of:=28/28" office:value-type="float" office:value="1" calcext:value-type="float">
            <text:p>1</text:p>
          </table:table-cell>
          <table:table-cell table:formula="of:=10.25/12" office:value-type="float" office:value="0.854166666666667" calcext:value-type="float">
            <text:p>0.8541666667</text:p>
          </table:table-cell>
          <table:table-cell table:formula="of:=19/25" office:value-type="float" office:value="0.76" calcext:value-type="float">
            <text:p>0.76</text:p>
          </table:table-cell>
          <table:table-cell office:value-type="float" office:value="98.8" calcext:value-type="float">
            <text:p>98.8</text:p>
          </table:table-cell>
          <table:table-cell table:formula="of:=0.15*[.E26]+0.15*[.N26]+0.15*[.O26]+0.15*[.P26]+0.2*([.D26]+[.F26]+[.G26]+[.H26]+[.I26]+[.J26]+[.M26]+[.Q26])/8/100+0.1+0.1" office:value-type="float" office:value="0.909875" calcext:value-type="float">
            <text:p>0.909875</text:p>
          </table:table-cell>
          <table:table-cell table:formula="of:=[.R26]+0.036" office:value-type="float" office:value="0.945875" calcext:value-type="float">
            <text:p>0.945875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Ye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13">00/00/0000</text:date>, <text:time style:data-style-name="N2" text:time-value="19:25:52.05661472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5-13T19:27:35.848130157</dc:date>
    <meta:editing-duration>PT6H8M32S</meta:editing-duration>
    <meta:editing-cycles>38</meta:editing-cycles>
    <meta:document-statistic meta:table-count="1" meta:cell-count="545" meta:object-count="0"/>
  </office:meta>
</office:document-meta>
</file>